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f192" officeooo:paragraph-rsid="000d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ffa esempio di 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7-06-08T23:50:56.860198900</meta:creation-date>
    <dc:date>2017-06-08T23:51:08.652359912</dc:date>
    <dc:creator>dario </dc:creator>
    <meta:editing-duration>PT12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4.3.3.2$Linux_X86_64 LibreOffice_project/430m0$Build-2</meta:generator>
  </office:meta>
</office:document-meta>
</file>